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Read Time</text:p>
          </table:table-cell>
          <table:table-cell table:number-columns-repeated="4"/>
          <table:table-cell office:value-type="string" calcext:value-type="string">
            <text:p>Read Period</text:p>
          </table:table-cell>
          <table:table-cell table:number-columns-repeated="3"/>
        </table:table-row>
        <table:table-row table:style-name="ro1">
          <table:table-cell office:value-type="float" office:value="1400121855.969" calcext:value-type="float">
            <text:p>1400121855.969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0800004005432" calcext:value-type="float">
            <text:p>1.6080000401</text:p>
          </table:table-cell>
          <table:table-cell/>
          <table:table-cell table:formula="of:=AVERAGE([.D2:.D17])" office:value-type="float" office:value="1.61506249010563" calcext:value-type="float">
            <text:p>1.6150624901</text:p>
          </table:table-cell>
          <table:table-cell office:value-type="string" calcext:value-type="string">
            <text:p>Average</text:p>
          </table:table-cell>
          <table:table-cell/>
          <table:table-cell office:value-type="float" office:value="3.12000012397766" calcext:value-type="float">
            <text:p>3.120000124</text:p>
          </table:table-cell>
          <table:table-cell/>
          <table:table-cell table:formula="of:=AVERAGE([.I2:.I17])" office:value-type="float" office:value="3.55599999427795" calcext:value-type="float">
            <text:p>3.5559999943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400121857.587" calcext:value-type="float">
            <text:p>1400121857.587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0999989509583" calcext:value-type="float">
            <text:p>1.6099998951</text:p>
          </table:table-cell>
          <table:table-cell/>
          <table:table-cell table:formula="of:=STDEV([.D2:.D17])" office:value-type="float" office:value="0.00486441864182416" calcext:value-type="float">
            <text:p>0.0048644186</text:p>
          </table:table-cell>
          <table:table-cell office:value-type="string" calcext:value-type="string">
            <text:p>Standard Deviation</text:p>
          </table:table-cell>
          <table:table-cell/>
          <table:table-cell office:value-type="float" office:value="3.19900012016296" calcext:value-type="float">
            <text:p>3.1990001202</text:p>
          </table:table-cell>
          <table:table-cell/>
          <table:table-cell table:formula="of:=STDEV([.I2:.I17])" office:value-type="float" office:value="0.351751530300323" calcext:value-type="float">
            <text:p>0.3517515303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400121859.489" calcext:value-type="float">
            <text:p>1400121859.489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199998855591" calcext:value-type="float">
            <text:p>1.6119999886</text:p>
          </table:table-cell>
          <table:table-cell/>
          <table:table-cell table:formula="of:=MIN([.D2:.D17])" office:value-type="float" office:value="1.60800004005432" calcext:value-type="float">
            <text:p>1.6080000401</text:p>
          </table:table-cell>
          <table:table-cell office:value-type="string" calcext:value-type="string">
            <text:p>Min</text:p>
          </table:table-cell>
          <table:table-cell/>
          <table:table-cell office:value-type="float" office:value="3.2649998664856" calcext:value-type="float">
            <text:p>3.2649998665</text:p>
          </table:table-cell>
          <table:table-cell/>
          <table:table-cell table:formula="of:=MIN([.I2:.I17])" office:value-type="float" office:value="3.12000012397766" calcext:value-type="float">
            <text:p>3.120000124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00121861.112" calcext:value-type="float">
            <text:p>1400121861.112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199998855591" calcext:value-type="float">
            <text:p>1.6119999886</text:p>
          </table:table-cell>
          <table:table-cell/>
          <table:table-cell table:formula="of:=MAX([.D2:.D17])" office:value-type="float" office:value="1.62400007247925" calcext:value-type="float">
            <text:p>1.6240000725</text:p>
          </table:table-cell>
          <table:table-cell office:value-type="string" calcext:value-type="string">
            <text:p>Max</text:p>
          </table:table-cell>
          <table:table-cell/>
          <table:table-cell office:value-type="float" office:value="3.27900004386902" calcext:value-type="float">
            <text:p>3.2790000439</text:p>
          </table:table-cell>
          <table:table-cell/>
          <table:table-cell table:formula="of:=MAX([.I2:.I17])" office:value-type="float" office:value="4.45900011062622" calcext:value-type="float">
            <text:p>4.4590001106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00121863.089" calcext:value-type="float">
            <text:p>1400121863.089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199998855591" calcext:value-type="float">
            <text:p>1.6119999886</text:p>
          </table:table-cell>
          <table:table-cell/>
          <table:table-cell table:formula="of:=MEDIAN([.D1:.D17])" office:value-type="float" office:value="1.61349999904633" calcext:value-type="float">
            <text:p>1.613499999</text:p>
          </table:table-cell>
          <table:table-cell office:value-type="string" calcext:value-type="string">
            <text:p>Median</text:p>
          </table:table-cell>
          <table:table-cell/>
          <table:table-cell office:value-type="float" office:value="3.32099986076355" calcext:value-type="float">
            <text:p>3.3209998608</text:p>
          </table:table-cell>
          <table:table-cell/>
          <table:table-cell table:formula="of:=MEDIAN([.I1:.I17])" office:value-type="float" office:value="3.51999998092651" calcext:value-type="float">
            <text:p>3.5199999809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1400121864.706" calcext:value-type="float">
            <text:p>1400121864.706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299991607666" calcext:value-type="float">
            <text:p>1.6129999161</text:p>
          </table:table-cell>
          <table:table-cell table:number-columns-repeated="4"/>
          <table:table-cell office:value-type="float" office:value="3.40000009536743" calcext:value-type="float">
            <text:p>3.4000000954</text:p>
          </table:table-cell>
          <table:table-cell table:number-columns-repeated="3"/>
        </table:table-row>
        <table:table-row table:style-name="ro1">
          <table:table-cell office:value-type="float" office:value="1400121866.288" calcext:value-type="float">
            <text:p>1400121866.288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299991607666" calcext:value-type="float">
            <text:p>1.6129999161</text:p>
          </table:table-cell>
          <table:table-cell table:number-columns-repeated="4"/>
          <table:table-cell office:value-type="float" office:value="3.45600008964539" calcext:value-type="float">
            <text:p>3.4560000896</text:p>
          </table:table-cell>
          <table:table-cell table:number-columns-repeated="3"/>
        </table:table-row>
        <table:table-row table:style-name="ro1">
          <table:table-cell office:value-type="float" office:value="1400121867.9" calcext:value-type="float">
            <text:p>1400121867.9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300015449524" calcext:value-type="float">
            <text:p>1.6130001545</text:p>
          </table:table-cell>
          <table:table-cell table:number-columns-repeated="4"/>
          <table:table-cell office:value-type="float" office:value="3.51999998092651" calcext:value-type="float">
            <text:p>3.5199999809</text:p>
          </table:table-cell>
          <table:table-cell table:number-columns-repeated="3"/>
        </table:table-row>
        <table:table-row table:style-name="ro1">
          <table:table-cell office:value-type="float" office:value="1400121869.929" calcext:value-type="float">
            <text:p>1400121869.929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399984359741" calcext:value-type="float">
            <text:p>1.6139998436</text:p>
          </table:table-cell>
          <table:table-cell table:number-columns-repeated="4"/>
          <table:table-cell office:value-type="float" office:value="3.51999998092651" calcext:value-type="float">
            <text:p>3.5199999809</text:p>
          </table:table-cell>
          <table:table-cell table:number-columns-repeated="3"/>
        </table:table-row>
        <table:table-row table:style-name="ro1">
          <table:table-cell office:value-type="float" office:value="1400121871.541" calcext:value-type="float">
            <text:p>1400121871.541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400008201599" calcext:value-type="float">
            <text:p>1.614000082</text:p>
          </table:table-cell>
          <table:table-cell table:number-columns-repeated="4"/>
          <table:table-cell office:value-type="float" office:value="3.59999990463257" calcext:value-type="float">
            <text:p>3.5999999046</text:p>
          </table:table-cell>
          <table:table-cell table:number-columns-repeated="3"/>
        </table:table-row>
        <table:table-row table:style-name="ro1">
          <table:table-cell office:value-type="float" office:value="1400121873.329" calcext:value-type="float">
            <text:p>1400121873.329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400008201599" calcext:value-type="float">
            <text:p>1.614000082</text:p>
          </table:table-cell>
          <table:table-cell table:number-columns-repeated="4"/>
          <table:table-cell office:value-type="float" office:value="3.64000010490417" calcext:value-type="float">
            <text:p>3.6400001049</text:p>
          </table:table-cell>
          <table:table-cell table:number-columns-repeated="3"/>
        </table:table-row>
        <table:table-row table:style-name="ro1">
          <table:table-cell office:value-type="float" office:value="1400121874.943" calcext:value-type="float">
            <text:p>1400121874.943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1700010299683" calcext:value-type="float">
            <text:p>1.617000103</text:p>
          </table:table-cell>
          <table:table-cell table:number-columns-repeated="4"/>
          <table:table-cell office:value-type="float" office:value="3.64099979400635" calcext:value-type="float">
            <text:p>3.640999794</text:p>
          </table:table-cell>
          <table:table-cell table:number-columns-repeated="3"/>
        </table:table-row>
        <table:table-row table:style-name="ro1">
          <table:table-cell office:value-type="float" office:value="1400121877.328" calcext:value-type="float">
            <text:p>1400121877.328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17999792099" calcext:value-type="float">
            <text:p>1.6179997921</text:p>
          </table:table-cell>
          <table:table-cell table:number-columns-repeated="4"/>
          <table:table-cell office:value-type="float" office:value="3.92099976539612" calcext:value-type="float">
            <text:p>3.9209997654</text:p>
          </table:table-cell>
          <table:table-cell table:number-columns-repeated="3"/>
        </table:table-row>
        <table:table-row table:style-name="ro1">
          <table:table-cell office:value-type="float" office:value="1400121878.941" calcext:value-type="float">
            <text:p>1400121878.941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2299990653992" calcext:value-type="float">
            <text:p>1.6229999065</text:p>
          </table:table-cell>
          <table:table-cell table:number-columns-repeated="4"/>
          <table:table-cell office:value-type="float" office:value="3.99900007247925" calcext:value-type="float">
            <text:p>3.9990000725</text:p>
          </table:table-cell>
          <table:table-cell table:number-columns-repeated="3"/>
        </table:table-row>
        <table:table-row table:style-name="ro1">
          <table:table-cell office:value-type="float" office:value="1400121880.848" calcext:value-type="float">
            <text:p>1400121880.848</text:p>
          </table:table-cell>
          <table:table-cell office:value-type="string" calcext:value-type="string">
            <text:p><text:s/>Getting SDR data...</text:p>
          </table:table-cell>
          <table:table-cell/>
          <table:table-cell office:value-type="float" office:value="1.62400007247925" calcext:value-type="float">
            <text:p>1.6240000725</text:p>
          </table:table-cell>
          <table:table-cell table:number-columns-repeated="4"/>
          <table:table-cell office:value-type="float" office:value="4.45900011062622" calcext:value-type="float">
            <text:p>4.4590001106</text:p>
          </table:table-cell>
          <table:table-cell table:number-columns-repeated="3"/>
        </table:table-row>
        <table:table-row table:style-name="ro1">
          <table:table-cell office:value-type="float" office:value="1400121882.461" calcext:value-type="float">
            <text:p>1400121882.461</text:p>
          </table:table-cell>
          <table:table-cell office:value-type="string" calcext:value-type="string">
            <text:p><text:s/>done</text:p>
          </table:table-cell>
          <table:table-cell/>
          <table:table-cell office:value-type="float" office:value="1.62400007247925" calcext:value-type="float">
            <text:p>1.6240000725</text:p>
          </table:table-cell>
          <table:table-cell table:number-columns-repeated="8"/>
        </table:table-row>
        <table:table-row table:style-name="ro1">
          <table:table-cell office:value-type="float" office:value="1400121884.113" calcext:value-type="float">
            <text:p>1400121884.113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885.721" calcext:value-type="float">
            <text:p>1400121885.721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887.569" calcext:value-type="float">
            <text:p>1400121887.569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889.193" calcext:value-type="float">
            <text:p>1400121889.193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892.028" calcext:value-type="float">
            <text:p>1400121892.028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893.638" calcext:value-type="float">
            <text:p>1400121893.638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895.949" calcext:value-type="float">
            <text:p>1400121895.949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897.562" calcext:value-type="float">
            <text:p>1400121897.562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899.228" calcext:value-type="float">
            <text:p>1400121899.228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900.852" calcext:value-type="float">
            <text:p>1400121900.852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902.348" calcext:value-type="float">
            <text:p>1400121902.348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903.962" calcext:value-type="float">
            <text:p>1400121903.962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905.669" calcext:value-type="float">
            <text:p>1400121905.669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907.283" calcext:value-type="float">
            <text:p>1400121907.283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  <table:table-row table:style-name="ro1">
          <table:table-cell office:value-type="float" office:value="1400121909.309" calcext:value-type="float">
            <text:p>1400121909.309</text:p>
          </table:table-cell>
          <table:table-cell office:value-type="string" calcext:value-type="string">
            <text:p><text:s/>Getting SDR data...</text:p>
          </table:table-cell>
          <table:table-cell table:number-columns-repeated="10"/>
        </table:table-row>
        <table:table-row table:style-name="ro1">
          <table:table-cell office:value-type="float" office:value="1400121910.921" calcext:value-type="float">
            <text:p>1400121910.921</text:p>
          </table:table-cell>
          <table:table-cell office:value-type="string" calcext:value-type="string">
            <text:p><text:s/>done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I2:Sheet1.I3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ui</meta:initial-creator>
    <meta:creation-date>2015-07-23T15:02:12.237444642</meta:creation-date>
    <dc:date>2015-07-23T15:26:06.786897578</dc:date>
    <dc:creator>Nathan Hui</dc:creator>
    <meta:editing-duration>PT8M44S</meta:editing-duration>
    <meta:editing-cycles>1</meta:editing-cycles>
    <meta:document-statistic meta:table-count="1" meta:cell-count="119" meta:object-count="0"/>
    <meta:generator>LibreOffice/4.3.6.2$Linux_X86_64 LibreOffice_project/d50a87b2e514536ed401c18000dad4660b6a169e</meta:generator>
  </office:meta>
</office:document-meta>
</file>